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2</text:p>
      <text:p text:style-name="Standard"/>
      <text:p text:style-name="Standard">New Todo</text:p>
      <text:p text:style-name="Standard"/>
      <text:p text:style-name="Standard"/>
      <text:p text:style-name="Standard">Bugs: </text:p>
      <text:p text:style-name="Standard"/>
      <text:p text:style-name="Standard">Chapter 1</text:p>
      <text:p text:style-name="Standard"/>
      <text:p text:style-name="Standard">User reported:</text:p>
      <text:p text:style-name="Standard">-Clicking "Retry Event" after a mutiny takes you back to the aftermath of the games, which causes the mutiny to happen again immediately.<text:line-break/>-If the crew mutinies after Ziggy eats Arn, the mutiny is still led by Arn.<text:line-break/>-The crew mutinies regardless of their morale if you eat Arn (may not be a bug, but I'm submitting it as one for now since he can fall prey to others with no consequences).<text:line-break/>-The statistics report Tung's status as lost in action even if he survives.<text:line-break/>-If Tung gets eaten by Sea Wolves, the statistics report him as being "lost to your waistline early."<text:line-break/>-Keeper is mentioned as possibly being able to figure out the intel, even if he was eaten by the Raptorians. Likewise, the statistics report him as "still around and keeping track of cargo and secrets." He does not, however, hand over the documents to Viska if he was eaten.<text:line-break/>-The option to investigate the games remains if you choose to ignore the games first. The option to continue remains alongside the option to let it go if you investigate after ignoring the games.<text:line-break/>-The indicator for lateness seems to randomly disappear.<text:line-break/>-Nyxie says you are severely behind schedule even if you make it to Banes Corridor within 19 days, on schedule.<text:line-break/>-The time taken to reach the rendezvous does not match up with how late you are (for example, you will arrive on time if you spend time helping the merchants as much as possible and take the fastest route afterwards, but you will be slightly late if you do the above without helping the merchants).<text:line-break/>-During the "Wounds" event after the battle, clicking on either Valnos or Glint causes their portraits to appear, but they have nothing to say and cannot be dismissed except by restarting the event.<text:line-break/>-If Tung was eaten before the "Raptorians Rebel" event, the status of the missing Awes says, "13 Awes are missing, most likely digesting. First-officer Arn ."<text:line-break/>-If you break the truce and eat Viska, Arn repeats himself:<text:line-break/>“You cant be blamed for it as I see it, they changed the deal. You refused to play their with their tricked cards.” Arn smirked, of course using a gambling simile.<text:line-break/><text:line-break/>“You cant be blamed for it as I see it, they changed the deal. And you made that crazy brat pay for it.” Arn smirked and nodded toward my gut.<text:line-break/>-If getting hurt breaking up the Raptorian fight is your first injury, the last couple of paragraphs describing the pouch-heal process repeat between Elda prescribing and applying treatment.<text:line-break/>-During the last game with Melon, all of the narration is written in the third person, as opposed to the usual pattern of only doing so when Avolc is unable to narrate. </text:p>
      <text:p text:style-name="Standard">- Durning the ship battle with the cannons and stuff I kept my distance and Tung was supposed to be injured, but should survive. However, at the end of the chapter in the status, it says that he was lost in action. </text:p>
      <text:p text:style-name="Standard"/>
      <text:p text:style-name="Standard"/>
      <text:p text:style-name="Standard"/>
      <text:p text:style-name="Standard">Chapter 2</text:p>
      <text:p text:style-name="Standard"/>
      <text:p text:style-name="Standard"/>
      <text:p text:style-name="Standard"/>
      <text:p text:style-name="Standard"><text:soft-page-break/></text:p>
      <text:p text:style-name="Standard">Features done:</text:p>
      <text:p text:style-name="Standard"/>
      <text:p text:style-name="Standard"/>
      <text:p text:style-name="Standard"/>
      <text:p text:style-name="Standard"/>
      <text:p text:style-name="Standard">Features todo:</text:p>
      <text:p text:style-name="Standard"/>
      <text:p text:style-name="P2">Officer system. (Todo: Array calling system.)</text:p>
      <text:p text:style-name="Standard"/>
      <text:p text:style-name="P2">Evolving pictures. (Getting fatter) </text:p>
      <text:p text:style-name="Standard"/>
      <text:p text:style-name="P2">Change Chapter 1 briefing to talk about males vs females and former captain deepening with retiring officer. (Arn didnt want to step up)</text:p>
      <text:p text:style-name="Standard"/>
      <text:p text:style-name="Standard">Feedback: </text:p>
      <text:list xml:id="list7589378867830326360" text:style-name="L1">
        <text:list-item>
          <text:p text:style-name="P1">Spelling and Grammar!</text:p>
        </text:list-item>
        <text:list-item>
          <text:p text:style-name="P1">Statistics</text:p>
        </text:list-item>
        <text:list-item>
          <text:p text:style-name="P1">Saving</text:p>
        </text:list-item>
        <text:list-item>
          <text:p text:style-name="P1">Downloa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06T13:37:33.14</meta:creation-date>
    <meta:document-statistic meta:table-count="0" meta:image-count="0" meta:object-count="0" meta:page-count="2" meta:paragraph-count="18" meta:word-count="561" meta:character-count="3165"/>
    <dc:date>2018-05-06T14:31:07.42</dc:date>
    <meta:editing-duration>PT8M13S</meta:editing-duration>
    <meta:editing-cycles>1</meta:editing-cycles>
    <meta:generator>OpenOffice/4.1.3$Win32 OpenOffice.org_project/413m1$Build-9783</meta:generator>
  </office:meta>
</office:document-meta>
</file>